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206BBB5DEC1E932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 Ð'4BWÿ" svg:font-family=" Ð'4BWÿ"/>
    <style:font-face style:name=" Ð'A8Vÿ" svg:font-family=" Ð'A8Vÿ"/>
    <style:font-face style:name=" ×Zÿ" svg:font-family=" ×Zÿ"/>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B2" style:family="table-cell" style:data-style-name="N36">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data-style-name="N36">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top="0.282cm" fo:margin-bottom="0cm" loext:contextual-spacing="false"/>
    </style:style>
    <style:style style:name="P2" style:family="paragraph" style:parent-style-name="Body">
      <style:text-properties fo:language="en" fo:country="US" style:language-complex="ar" style:country-complex="SA"/>
    </style:style>
    <style:style style:name="P3" style:family="paragraph" style:parent-style-name="Body">
      <style:text-properties fo:color="#ff0000" fo:language="en" fo:country="US" fo:font-style="italic" style:font-style-asian="italic" style:language-complex="ar" style:country-complex="SA"/>
    </style:style>
    <style:style style:name="P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5" style:family="paragraph" style:parent-style-name="Body">
      <style:paragraph-properties fo:text-align="start" style:justify-single-word="false"/>
    </style:style>
    <style:style style:name="P6" style:family="paragraph" style:parent-style-name="Body">
      <style:text-properties style:font-name="Arial" fo:font-size="10pt" style:font-size-asian="10pt" style:font-size-complex="10pt"/>
    </style:style>
    <style:style style:name="P7" style:family="paragraph" style:parent-style-name="Body">
      <style:text-properties style:font-name="Arial" fo:font-size="10pt" style:font-name-asian="`íVÿ" style:font-size-asian="10pt" style:font-name-complex="`íVÿ" style:font-size-complex="10pt"/>
    </style:style>
    <style:style style:name="P8" style:family="paragraph" style:parent-style-name="Body">
      <style:text-properties style:font-name="Arial" fo:font-size="10pt" style:font-name-asian=" Ð'4BWÿ" style:font-size-asian="10pt" style:font-name-complex=" Ð'4BWÿ" style:font-size-complex="10pt"/>
    </style:style>
    <style:style style:name="P9" style:family="paragraph" style:parent-style-name="Body">
      <style:paragraph-properties fo:text-align="start" style:justify-single-word="false"/>
      <style:text-properties style:font-name="Courier New2" fo:font-size="10pt" style:font-size-asian="10pt" style:font-size-complex="10pt"/>
    </style:style>
    <style:style style:name="P10" style:family="paragraph" style:parent-style-name="Body">
      <style:text-properties style:font-name-asian=" Ð'A8Vÿ" style:font-name-complex=" Ð'A8Vÿ"/>
    </style:style>
    <style:style style:name="P11" style:family="paragraph" style:parent-style-name="Body">
      <style:text-properties officeooo:rsid="00103507" officeooo:paragraph-rsid="00103507"/>
    </style:style>
    <style:style style:name="P12" style:family="paragraph" style:parent-style-name="Body">
      <style:text-properties officeooo:paragraph-rsid="00159afb"/>
    </style:style>
    <style:style style:name="P1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4" style:family="paragraph" style:parent-style-name="Body">
      <style:paragraph-properties fo:orphans="2" fo:widows="2" style:writing-mode="lr-tb"/>
    </style:style>
    <style:style style:name="P1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6" style:family="paragraph" style:parent-style-name="CellBody">
      <style:paragraph-properties fo:keep-with-next="always" style:snap-to-layout-grid="false"/>
      <style:text-properties fo:language="en" fo:country="US" style:language-complex="ar" style:country-complex="SA"/>
    </style:style>
    <style:style style:name="P17" style:family="paragraph" style:parent-style-name="Abstract">
      <style:text-properties fo:font-size="16pt" fo:language="en" fo:country="US" fo:font-weight="bold" style:font-size-asian="16pt" style:font-weight-asian="bold" style:language-complex="ar" style:country-complex="SA"/>
    </style:style>
    <style:style style:name="P18" style:family="paragraph" style:parent-style-name="Abstract">
      <style:text-properties fo:language="en" fo:country="US" style:language-complex="ar" style:country-complex="SA"/>
    </style:style>
    <style:style style:name="P19" style:family="paragraph" style:parent-style-name="CellBody">
      <style:text-properties fo:language="en" fo:country="US" style:language-complex="ar" style:country-complex="SA"/>
    </style:style>
    <style:style style:name="P20" style:family="paragraph" style:parent-style-name="CellBody">
      <style:paragraph-properties style:snap-to-layout-grid="false"/>
      <style:text-properties fo:language="en" fo:country="US" style:language-complex="ar" style:country-complex="SA"/>
    </style:style>
    <style:style style:name="P21" style:family="paragraph" style:parent-style-name="Document_20_Title">
      <style:text-properties fo:language="en" fo:country="US" style:language-complex="ar" style:country-complex="SA"/>
    </style:style>
    <style:style style:name="P22" style:family="paragraph" style:parent-style-name="Standard">
      <style:text-properties style:font-name="Arial" fo:font-size="9pt" fo:language="en" fo:country="US" style:font-size-asian="9pt" style:font-size-complex="9pt" style:language-complex="ar" style:country-complex="SA"/>
    </style:style>
    <style:style style:name="P23" style:family="paragraph" style:parent-style-name="Standard">
      <style:text-properties style:font-name="Arial" fo:language="en" fo:country="US" style:language-complex="ar" style:country-complex="SA"/>
    </style:style>
    <style:style style:name="P24" style:family="paragraph" style:parent-style-name="Standard">
      <style:text-properties style:font-name="Arial" fo:font-size="10pt" style:font-size-asian="10pt" style:font-size-complex="10pt"/>
    </style:style>
    <style:style style:name="P25" style:family="paragraph" style:parent-style-name="Standard">
      <style:paragraph-properties fo:text-align="start" style:justify-single-word="false"/>
      <style:text-properties style:font-name="Arial" fo:font-size="10pt" style:font-size-asian="10pt" style:font-size-complex="10pt"/>
    </style:style>
    <style:style style:name="P26" style:family="paragraph" style:parent-style-name="Standard">
      <style:text-properties style:font-name="Arial" officeooo:rsid="0017b85d" officeooo:paragraph-rsid="0017b85d"/>
    </style:style>
    <style:style style:name="P27" style:family="paragraph" style:parent-style-name="Standard">
      <style:paragraph-properties fo:text-align="start" style:justify-single-word="false"/>
    </style:style>
    <style:style style:name="P28" style:family="paragraph" style:parent-style-name="Standard">
      <style:paragraph-properties fo:text-align="start" style:justify-single-word="false"/>
      <style:text-properties style:font-name="Courier New2" fo:font-size="10pt" style:font-size-asian="10pt" style:font-size-complex="10pt"/>
    </style:style>
    <style:style style:name="P29" style:family="paragraph" style:parent-style-name="Standard">
      <style:text-properties fo:color="#646464" style:font-name="Courier New2" fo:font-size="10pt" style:font-name-asian="Monaco" style:font-size-asian="10pt" style:font-name-complex="Monaco" style:font-size-complex="10pt"/>
    </style:style>
    <style:style style:name="P30"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31" style:family="paragraph" style:parent-style-name="Standard">
      <style:text-properties officeooo:paragraph-rsid="0013c1e0"/>
    </style:style>
    <style:style style:name="P32" style:family="paragraph" style:parent-style-name="Text_20_body">
      <style:paragraph-properties fo:margin-left="2.286cm" fo:margin-right="0cm" fo:text-indent="0cm" style:auto-text-indent="false"/>
    </style:style>
    <style:style style:name="P33" style:family="paragraph" style:parent-style-name="Preformatted_20_Text">
      <style:paragraph-properties fo:text-align="start" style:justify-single-word="false"/>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Monaco" style:font-size-asian="10pt" style:font-name-complex="Monaco"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Monaco" style:font-size-asian="10pt" style:font-name-complex="Monaco" style:font-size-complex="10pt"/>
    </style:style>
    <style:style style:name="P36" style:family="paragraph" style:parent-style-name="Standard">
      <style:paragraph-properties fo:margin-left="0cm" fo:margin-right="0cm" fo:text-align="start" style:justify-single-word="false" fo:text-indent="0cm" style:auto-text-indent="false"/>
    </style:style>
    <style:style style:name="P37" style:family="paragraph" style:parent-style-name="Standard">
      <style:paragraph-properties fo:margin-left="0cm" fo:margin-right="0cm" fo:text-align="start" style:justify-single-word="false" fo:text-indent="0cm" style:auto-text-indent="false"/>
      <style:text-properties officeooo:paragraph-rsid="00147bcc"/>
    </style:style>
    <style:style style:name="P38"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3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1" style:family="paragraph" style:parent-style-name="Preformatted_20_Text">
      <style:paragraph-properties fo:margin-top="0cm" fo:margin-bottom="0.499cm" loext:contextual-spacing="false" fo:text-align="justify" style:justify-single-word="false"/>
      <style:text-properties style:font-name="Arial"/>
    </style:style>
    <style:style style:name="P42" style:family="paragraph" style:parent-style-name="Heading_20_1">
      <style:text-properties fo:language="en" fo:country="US" style:language-complex="ar" style:country-complex="SA"/>
    </style:style>
    <style:style style:name="P43" style:family="paragraph" style:parent-style-name="Heading_20_1">
      <style:paragraph-properties fo:break-before="page"/>
      <style:text-properties fo:language="en" fo:country="US" style:language-complex="ar" style:country-complex="SA"/>
    </style:style>
    <style:style style:name="P44" style:family="paragraph" style:parent-style-name="Heading_20_2">
      <style:text-properties fo:language="en" fo:country="US" style:language-complex="ar" style:country-complex="SA"/>
    </style:style>
    <style:style style:name="P45" style:family="paragraph" style:parent-style-name="Heading_20_2">
      <style:text-properties officeooo:paragraph-rsid="0016a6a5"/>
    </style:style>
    <style:style style:name="P46" style:family="paragraph" style:parent-style-name="Heading_20_2">
      <style:text-properties officeooo:rsid="00103507"/>
    </style:style>
    <style:style style:name="P47" style:family="paragraph" style:parent-style-name="Body" style:list-style-name="L2">
      <style:text-properties style:font-name="Courier New2" fo:font-size="10pt" style:font-name-asian=" Ð'4BWÿ" style:font-size-asian="10pt" style:font-name-complex=" Ð'4BWÿ" style:font-size-complex="10pt"/>
    </style:style>
    <style:style style:name="P4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49" style:family="paragraph" style:parent-style-name="Definition_20_Term">
      <style:text-properties fo:language="en" fo:country="US" style:language-complex="ar" style:country-complex="SA"/>
    </style:style>
    <style:style style:name="P50" style:family="paragraph" style:parent-style-name="Preformatted_20_Text" style:list-style-name="L1">
      <style:paragraph-properties fo:text-align="justify" style:justify-single-word="false"/>
      <style:text-properties officeooo:paragraph-rsid="001a3dfb"/>
    </style:style>
    <style:style style:name="P51" style:family="paragraph" style:parent-style-name="Preformatted_20_Text">
      <style:paragraph-properties fo:text-align="justify" style:justify-single-word="false"/>
      <style:text-properties style:font-name="Arial" officeooo:rsid="001a57da" officeooo:paragraph-rsid="001a3dfb"/>
    </style:style>
    <style:style style:name="T1" style:family="text">
      <style:text-properties fo:language="en" fo:country="US" style:language-complex="ar" style:country-complex="SA"/>
    </style:style>
    <style:style style:name="T2" style:family="text">
      <style:text-properties fo:font-size="14pt" fo:font-weight="normal" style:font-size-asian="14pt" style:font-weight-asian="normal"/>
    </style:style>
    <style:style style:name="T3"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 style:family="text">
      <style:text-properties style:font-name="Courier New"/>
    </style:style>
    <style:style style:name="T5" style:family="text">
      <style:text-properties style:font-name-asian=" ×Zÿ" style:font-name-complex=" ×Zÿ"/>
    </style:style>
    <style:style style:name="T6" style:family="text">
      <style:text-properties style:font-name="Courier New2"/>
    </style:style>
    <style:style style:name="T7" style:family="text">
      <style:text-properties style:font-name="Courier New2" fo:font-size="10pt" style:font-size-asian="10pt" style:font-size-complex="10pt"/>
    </style:style>
    <style:style style:name="T8" style:family="text">
      <style:text-properties style:font-name="Courier New2" fo:font-size="10pt" style:font-name-asian=" Ð'4BWÿ" style:font-size-asian="10pt" style:font-name-complex=" Ð'4BWÿ" style:font-size-complex="10pt"/>
    </style:style>
    <style:style style:name="T9" style:family="text">
      <style:text-properties style:use-window-font-color="true" style:font-name="Courier New2" fo:font-size="10pt" fo:language="en" fo:country="US" style:font-name-asian="Courier New1" style:font-size-asian="10pt" style:font-name-complex="Courier New1" style:font-size-complex="10pt" style:language-complex="ar" style:country-complex="SA"/>
    </style:style>
    <style:style style:name="T10" style:family="text">
      <style:text-properties fo:color="#aa0d91" style:font-name="Courier New2" fo:font-size="10pt" style:font-name-asian="Menlo-Regular" style:font-size-asian="10pt" style:font-name-complex="Menlo-Regular" style:font-size-complex="10pt"/>
    </style:style>
    <style:style style:name="T11" style:family="text">
      <style:text-properties fo:color="#000000"/>
    </style:style>
    <style:style style:name="T12" style:family="text">
      <style:text-properties fo:color="#000000" style:font-name="Courier New2" fo:font-size="10pt" style:font-name-asian="Menlo-Regular" style:font-size-asian="10pt" style:font-name-complex="Menlo-Regular" style:font-size-complex="10pt"/>
    </style:style>
    <style:style style:name="T13" style:family="text">
      <style:text-properties fo:color="#000000" style:font-name-asian="Menlo-Regular" style:font-name-complex="Menlo-Regular"/>
    </style:style>
    <style:style style:name="T14" style:family="text">
      <style:text-properties fo:color="#000000" style:text-underline-style="solid" style:text-underline-width="auto" style:text-underline-color="font-color"/>
    </style:style>
    <style:style style:name="T15" style:family="text">
      <style:text-properties fo:color="#000000" style:font-name="Monospace" fo:font-size="10pt" style:font-size-asian="10pt"/>
    </style:style>
    <style:style style:name="T16" style:family="text">
      <style:text-properties fo:color="#000000" style:font-name="Monospace" fo:font-size="10pt" officeooo:rsid="00147bcc" style:font-size-asian="10pt"/>
    </style:style>
    <style:style style:name="T17" style:family="text">
      <style:text-properties fo:color="#000000" style:font-name="Courier New1" fo:font-size="10pt" fo:background-color="#d4d4d4" loext:char-shading-value="0" style:font-size-asian="10pt"/>
    </style:style>
    <style:style style:name="T18" style:family="text">
      <style:text-properties style:font-name="Courier New1"/>
    </style:style>
    <style:style style:name="T19" style:family="text">
      <style:text-properties style:font-name="Courier New1" officeooo:rsid="0013b075"/>
    </style:style>
    <style:style style:name="T20" style:family="text">
      <style:text-properties style:font-name="Arial"/>
    </style:style>
    <style:style style:name="T21" style:family="text">
      <style:text-properties style:font-name="Arial" fo:font-size="10pt" style:font-name-asian=" Ð'4BWÿ" style:font-size-asian="10pt" style:font-name-complex=" Ð'4BWÿ" style:font-size-complex="10pt"/>
    </style:style>
    <style:style style:name="T22" style:family="text">
      <style:text-properties style:font-name="Arial" fo:font-size="10pt" style:font-name-asian=" Ð'A8Vÿ" style:font-size-asian="10pt" style:font-name-complex=" Ð'A8Vÿ" style:font-size-complex="10pt"/>
    </style:style>
    <style:style style:name="T23" style:family="text">
      <style:text-properties style:font-name="Arial" officeooo:rsid="001a57da"/>
    </style:style>
    <style:style style:name="T24" style:family="text">
      <style:text-properties style:font-name-asian=" Ð'A8Vÿ" style:font-name-complex=" Ð'A8Vÿ"/>
    </style:style>
    <style:style style:name="T25" style:family="text">
      <style:text-properties fo:color="#7f0055" fo:font-weight="bold" style:font-weight-asian="bold" style:font-weight-complex="bold"/>
    </style:style>
    <style:style style:name="T26" style:family="text">
      <style:text-properties fo:color="#7f0055" style:font-name="Monospace" fo:font-size="10pt" fo:font-weight="bold" style:font-size-asian="10pt" style:font-weight-asian="bold"/>
    </style:style>
    <style:style style:name="T27" style:family="text">
      <style:text-properties fo:color="#6a3e3e"/>
    </style:style>
    <style:style style:name="T28" style:family="text">
      <style:text-properties officeooo:rsid="0013b075"/>
    </style:style>
    <style:style style:name="T29" style:family="text">
      <style:text-properties fo:color="#3f5fbf" style:font-name="Monospace" fo:font-size="10pt" style:font-size-asian="10pt"/>
    </style:style>
    <style:style style:name="T30" style:family="text">
      <style:text-properties fo:color="#3f5fbf" style:font-name="Monospace" fo:font-size="10pt" officeooo:rsid="00147bcc" style:font-size-asian="10pt"/>
    </style:style>
    <style:style style:name="T31" style:family="text">
      <style:text-properties fo:color="#0000c0" style:font-name="Monospace" fo:font-size="10pt" fo:font-style="italic" fo:font-weight="bold" fo:background-color="#f0d8a8" loext:char-shading-value="0" style:font-size-asian="10pt" style:font-style-asian="italic" style:font-weight-asian="bold"/>
    </style:style>
    <style:style style:name="T32" style:family="text">
      <style:text-properties fo:color="#0000c0" style:font-name="Monospace" fo:font-size="10pt" fo:font-style="italic" fo:font-weight="bold" officeooo:rsid="00147bcc" fo:background-color="#f0d8a8" loext:char-shading-value="0" style:font-size-asian="10pt" style:font-style-asian="italic" style:font-weight-asian="bold"/>
    </style:style>
    <style:style style:name="T33" style:family="text">
      <style:text-properties fo:color="#0000c0" style:font-name="Courier New1" fo:font-size="10pt" fo:font-style="italic" fo:font-weight="bold" fo:background-color="#f0d8a8" loext:char-shading-value="0" style:font-size-asian="10pt" style:font-style-asian="italic" style:font-weight-asian="bold"/>
    </style:style>
    <style:style style:name="T34" style:family="text">
      <style:text-properties fo:color="#0000c0" style:font-name="Courier New1" fo:font-size="10pt" fo:font-style="italic" fo:font-weight="bold" officeooo:rsid="00147bcc" fo:background-color="#f0d8a8" loext:char-shading-value="0" style:font-size-asian="10pt" style:font-style-asian="italic" style:font-weight-asian="bold"/>
    </style:style>
    <style:style style:name="T35" style:family="text">
      <style:text-properties officeooo:rsid="0018ce7a"/>
    </style:style>
    <style:style style:name="T36" style:family="text">
      <style:text-properties officeooo:rsid="001a3dfb"/>
    </style:style>
    <style:style style:name="T37" style:family="text">
      <style:text-properties officeooo:rsid="001a57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39928560" text:id="ct39928560">
          <text:insertion>
            <office:change-info>
              <dc:creator>Raymond Augé</dc:creator>
              <dc:date>2016-06-28T08:10:00</dc:date>
            </office:change-info>
          </text:insertion>
        </text:changed-region>
        <text:changed-region xml:id="ct39930368" text:id="ct39930368">
          <text:insertion>
            <office:change-info>
              <dc:creator>Raymond Augé</dc:creator>
              <dc:date>2016-06-28T08:13:00</dc:date>
            </office:change-info>
          </text:insertion>
        </text:changed-region>
        <text:changed-region xml:id="ct39250112" text:id="ct39250112">
          <text:insertion>
            <office:change-info>
              <dc:creator>Raymond Augé</dc:creator>
              <dc:date>2016-06-28T08:11:00</dc:date>
            </office:change-info>
          </text:insertion>
        </text:changed-region>
        <text:changed-region xml:id="ct39271376" text:id="ct39271376">
          <text:insertion>
            <office:change-info>
              <dc:creator>Raymond Augé</dc:creator>
              <dc:date>2016-06-28T09:37:00</dc:date>
            </office:change-info>
          </text:insertion>
        </text:changed-region>
        <text:changed-region xml:id="ct39253152" text:id="ct39253152">
          <text:insertion>
            <office:change-info>
              <dc:creator>Raymond Augé</dc:creator>
              <dc:date>2016-06-28T09:39:00</dc:date>
            </office:change-info>
          </text:insertion>
        </text:changed-region>
        <text:changed-region xml:id="ct39266176" text:id="ct39266176">
          <text:insertion>
            <office:change-info>
              <dc:creator>Raymond Augé</dc:creator>
              <dc:date>2016-06-28T09:47:00</dc:date>
            </office:change-info>
          </text:insertion>
        </text:changed-region>
        <text:changed-region xml:id="ct39268048" text:id="ct39268048">
          <text:insertion>
            <office:change-info>
              <dc:creator>Raymond Augé</dc:creator>
              <dc:date>2016-06-28T09:58:00</dc:date>
            </office:change-info>
          </text:insertion>
        </text:changed-region>
        <text:changed-region xml:id="ct39270912" text:id="ct39270912">
          <text:insertion>
            <office:change-info>
              <dc:creator>Raymond Augé</dc:creator>
              <dc:date>2016-06-28T09:59:00</dc:date>
            </office:change-info>
          </text:insertion>
        </text:changed-region>
        <text:changed-region xml:id="ct39259520" text:id="ct39259520">
          <text:insertion>
            <office:change-info>
              <dc:creator>Raymond Augé</dc:creator>
              <dc:date>2016-06-28T10:00:00</dc:date>
            </office:change-info>
          </text:insertion>
        </text:changed-region>
        <text:changed-region xml:id="ct39269488" text:id="ct39269488">
          <text:insertion>
            <office:change-info>
              <dc:creator>Raymond Augé</dc:creator>
              <dc:date>2016-06-28T08:52:00</dc:date>
            </office:change-info>
          </text:insertion>
        </text:changed-region>
        <text:changed-region xml:id="ct39277456" text:id="ct39277456">
          <text:insertion>
            <office:change-info>
              <dc:creator>Raymond Augé</dc:creator>
              <dc:date>2016-06-28T09:59:00</dc:date>
            </office:change-info>
          </text:insertion>
        </text:changed-region>
        <text:changed-region xml:id="ct39947024" text:id="ct39947024">
          <text:insertion>
            <office:change-info>
              <dc:creator>Raymond Augé</dc:creator>
              <dc:date>2016-06-28T09:37:00</dc:date>
            </office:change-info>
          </text:insertion>
        </text:changed-region>
        <text:changed-region xml:id="ct39947728" text:id="ct39947728">
          <text:insertion>
            <office:change-info>
              <dc:creator>Raymond Augé</dc:creator>
              <dc:date>2016-06-28T10:12:00</dc:date>
            </office:change-info>
          </text:insertion>
        </text:changed-region>
        <text:changed-region xml:id="ct37920928" text:id="ct37920928">
          <text:insertion>
            <office:change-info>
              <dc:creator>Raymond Augé</dc:creator>
              <dc:date>2016-06-28T10:09:00</dc:date>
            </office:change-info>
          </text:insertion>
        </text:changed-region>
        <text:changed-region xml:id="ct39928784" text:id="ct39928784">
          <text:insertion>
            <office:change-info>
              <dc:creator>Raymond Augé</dc:creator>
              <dc:date>2016-06-28T10:10:00</dc:date>
            </office:change-info>
          </text:insertion>
        </text:changed-region>
        <text:changed-region xml:id="ct38827344" text:id="ct38827344">
          <text:insertion>
            <office:change-info>
              <dc:creator>Raymond Augé</dc:creator>
              <dc:date>2016-06-28T10:11:00</dc:date>
            </office:change-info>
          </text:insertion>
        </text:changed-region>
        <text:changed-region xml:id="ct50014368" text:id="ct50014368">
          <text:insertion>
            <office:change-info>
              <dc:creator>Raymond Augé</dc:creator>
              <dc:date>2016-06-28T10: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2" draw:name="graphics3" text:anchor-type="paragraph" svg:width="17.78cm" svg:height="7.893cm" draw:z-index="0"><draw:image xlink:href="Pictures/1000020100000427000001D8206BBB5DEC1E9322.png" xlink:type="simple" xlink:show="embed" xlink:actuate="onLoad"/></draw:frame></text:p>
      <text:p text:style-name="P21"><text:user-defined style:data-style-name="N0" text:name="RFC Title">RFC 223: Http Whiteboard Updates</text:user-defined></text:p>
      <text:p text:style-name="P21"><text:span text:style-name="T2">Draft<text:line-break/><text:line-break/></text:span><text:span text:style-name="T2"><text:page-count style:num-format="1">11</text:page-count></text:span><text:span text:style-name="T2"> Pages</text:span></text:p>
      <text:p text:style-name="P17">Abstract</text:p>
      <text:p text:style-name="P18">Updates to Http Whiteboard for Release 7.</text:p>
      <text:p text:style-name="P2"/>
      <text:h text:style-name="P43" text:outline-level="1" text:restart-numbering="true" text:start-value="-1">Document Information</text:h>
      <text:h text:style-name="P44" text:outline-level="2">License</text:h>
      <text:p text:style-name="P4">DISTRIBUTION AND FEEDBACK LICENSE, Version 2.0</text:p>
      <text:p text:style-name="P2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2"/>
      <text:p text:style-name="P2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2"/>
      <text:p text:style-name="P2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2">NEITHER THE OSGi ALLIANCE NOR ANY THIRD PARTY WILL BE LIABLE FOR ANY DIRECT, INDIRECT, SPECIAL, INCIDENTAL OR CONSEQUENTIAL DAMAGES ARISING OUT OF OR RELATING TO ANY USE OR DISTRIBUTION OF THE DISTRIBUTION. </text:p>
      <text:p text:style-name="P22"/>
      <text:p text:style-name="P2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2"/>
      <text:p text:style-name="P2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2"/>
      <text:p text:style-name="P2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3"/>
      <text:p text:style-name="P23">I HEREBY ACKNOWLEDGE AND AGREE TO THE TERMS AND CONDITIONS DELINEATED ABOVE.</text:p>
      <text:h text:style-name="P44" text:outline-level="2">Trademarks</text:h>
      <text:p text:style-name="P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4" text:outline-level="2">Feedback</text:h>
      <text:p text:style-name="Body"><text:span text:style-name="T1">This document can be downloaded from the OSGi Alliance design repository at </text:span><text:a xlink:type="simple" xlink:href="https://github.com/osgi/design" text:style-name="Internet_20_link" text:visited-style-name="Visited_20_Internet_20_Link"><text:span text:style-name="T1">https://github.com/osgi/design</text:span></text:a><text:span text:style-name="T1"> The public can provide feedback about this document by opening a bug at https://www.osgi.org/bugzilla/.</text:span></text:p>
      <text:h text:style-name="P4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9">0 Document Information<text:tab/>2</text:p>
          <text:p text:style-name="P40">0.1 License<text:tab/>2</text:p>
          <text:p text:style-name="P40">0.2 Trademarks<text:tab/>3</text:p>
          <text:p text:style-name="P40">0.3 Feedback<text:tab/>3</text:p>
          <text:p text:style-name="P40">0.4 Table of Contents<text:tab/>3</text:p>
          <text:p text:style-name="P40">0.5 Terminology and Document Conventions<text:tab/>4</text:p>
          <text:p text:style-name="P40">0.6 Revision History<text:tab/>4</text:p>
          <text:p text:style-name="P39">1 Introduction<text:tab/>5</text:p>
          <text:p text:style-name="P39">2 Application Domain<text:tab/>5</text:p>
          <text:p text:style-name="P39">3 Problem Description<text:tab/>5</text:p>
          <text:p text:style-name="P40">3.1 Whiteboard Services and Http Service (Bug 2872)<text:tab/>5</text:p>
          <text:p text:style-name="P40">3.2 Reusable Logic across Servlet Contexts (Bug 2900)<text:tab/>5</text:p>
          <text:p text:style-name="P40">3.3 Multipart Configuration Handling (Bug 2870)<text:tab/>6</text:p>
          <text:p text:style-name="P40">3.4 Support Servlets without a pattern (Bug 2897)<text:tab/>6</text:p>
          <text:p text:style-name="P39">4 Requirements<text:tab/>6</text:p>
          <text:p text:style-name="P39">5 Technical Solution<text:tab/>7</text:p>
          <text:p text:style-name="P40">5.1 Whiteboard Services and Http Service<text:tab/>7</text:p>
          <text:p text:style-name="P40">5.2 Request Preprocessing<text:tab/>8</text:p>
          <text:p text:style-name="P40">5.3 Multipart Configuration Handling<text:tab/>8</text:p>
          <text:p text:style-name="P40">5.4 Support Servlets without a pattern<text:tab/>8</text:p>
          <text:p text:style-name="P40"><text:soft-page-break/>5.5 Capabilities<text:tab/>8</text:p>
          <text:p text:style-name="P40">5.6 Support for ServletContext logging<text:tab/>9</text:p>
          <text:p text:style-name="P40">5.7 Overriding ServerInfo<text:tab/>9</text:p>
          <text:p text:style-name="P39">6 Data Transfer Objects<text:tab/>9</text:p>
          <text:p text:style-name="P39">7 Javadoc<text:tab/>10</text:p>
          <text:p text:style-name="P39">8 Considered Alternatives<text:tab/>10</text:p>
          <text:p text:style-name="P39">9 Security Considerations<text:tab/>10</text:p>
          <text:p text:style-name="P39">10 Document Support<text:tab/>10</text:p>
          <text:p text:style-name="P40">10.1 References<text:tab/>10</text:p>
          <text:p text:style-name="P40">10.2 Author’s Address<text:tab/>10</text:p>
          <text:p text:style-name="P40">10.3 Acronyms and Abbreviations<text:tab/>11</text:p>
          <text:p text:style-name="P40">10.4 End of Document<text:tab/>11</text:p>
        </text:index-body>
      </text:table-of-content>
      <text:p text:style-name="P2"/>
      <text:h text:style-name="P44" text:outline-level="2">Terminology and Document Conventions</text:h>
      <text:p text:style-name="P2">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text:span text:style-name="T4">Source code is shown in this typeface</text:span>.</text:p>
      <text:h text:style-name="P44" text:outline-level="2">Revision History</text:h>
      <text:p text:style-name="P2">The last named individual in this history is currently responsible for this document.</text:p>
      <text:p text:style-name="P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5">Revision</text:p>
            </table:table-cell>
            <table:table-cell table:style-name="Table1.A1" office:value-type="string">
              <text:p text:style-name="P15">Date</text:p>
            </table:table-cell>
            <table:table-cell table:style-name="Table1.C1" office:value-type="string">
              <text:p text:style-name="P15">Comments</text:p>
            </table:table-cell>
          </table:table-row>
        </table:table-header-rows>
        <table:table-row table:style-name="Table1.2">
          <table:table-cell table:style-name="Table1.A1" office:value-type="string">
            <text:p text:style-name="P20">Initial</text:p>
          </table:table-cell>
          <table:table-cell table:style-name="Table1.B2" office:value-type="date" office:date-value="2016-04-22">
            <text:p text:style-name="P19">2016-04-22</text:p>
          </table:table-cell>
          <table:table-cell table:style-name="Table1.C1" office:value-type="string">
            <text:p text:style-name="P19">Initial draft</text:p>
            <text:p text:style-name="P19">Carsten Ziegeler, Adobe</text:p>
          </table:table-cell>
        </table:table-row>
        <table:table-row table:style-name="Table1.2">
          <table:table-cell table:style-name="Table1.A4" office:value-type="string">
            <text:p text:style-name="P20"/>
          </table:table-cell>
          <table:table-cell table:style-name="Table1.B3">
            <text:p text:style-name="P19"/>
          </table:table-cell>
          <table:table-cell table:style-name="Table1.C4" office:value-type="string">
            <text:p text:style-name="P19"/>
          </table:table-cell>
        </table:table-row>
        <table:table-row table:style-name="Table1.2">
          <table:table-cell table:style-name="Table1.A4" office:value-type="string">
            <text:p text:style-name="P20"/>
          </table:table-cell>
          <table:table-cell table:style-name="Table1.B3">
            <text:p text:style-name="P19"/>
          </table:table-cell>
          <table:table-cell table:style-name="Table1.C4" office:value-type="string">
            <text:p text:style-name="P19"/>
          </table:table-cell>
        </table:table-row>
      </table:table>
      <text:p text:style-name="P2"/>
      <text:h text:style-name="P42" text:outline-level="1"><text:soft-page-break/>Introduction</text:h>
      <text:p text:style-name="P2">This RFC collects a numbers of requested enhancements to Http Whiteboard Service that were suggested after Release 6 design work was completed. </text:p>
      <text:h text:style-name="P42" text:outline-level="1">Application Domain</text:h>
      <text:p text:style-name="P2">The Http Whiteboard Specification was first released in 2015 as part of Release 6. From the Version 1.0 spec:</text:p>
      <text:p text:style-name="P32">The OSGi Http Whiteboard Specification provides a light and convenient way of using servlets, servlet filters, servlet listeners and web resources in an OSGi environment through the use of the [7] Whiteboard <text:span text:style-name="T5">Pattern.</text:span></text:p>
      <text:h text:style-name="P42" text:outline-level="1">Problem Description</text:h>
      <text:h text:style-name="Heading_20_2" text:outline-level="2">Whiteboard Services and Http Service (Bug 2872)</text:h>
      <text:p text:style-name="Body"><text:bookmark text:name="comment_text_0"/>If a Http Whiteboard implementation is also implementing the Http Service, the whiteboard specification does not specify whether the Http contexts for the Http Service are represented as ServletContextHelper services. There is no way for a whiteboard service to be registered in a Http Context of the Http Service. For example adding a servlet filter for all servlets managed by the Http Service is not possible.</text:p>
      <text:p text:style-name="Body"/>
      <text:h text:style-name="Heading_20_2" text:outline-level="2">Reusable Logic across Servlet Contexts (Bug 2900)</text:h>
      <text:p text:style-name="Body">Servlet filters are run after ServletContextHelper.handleSecurity, therefore code for logging all requests or handling common security problems (e.g handling Cross-Origin Resource Sharing) needs the be run as part of the ServletContextHelper.handleSecurity method. There is currently no way to share this common logic across different ServletContextHelpers.</text:p>
      <text:p text:style-name="Body"/>
      <text:h text:style-name="Heading_20_2" text:outline-level="2"><text:soft-page-break/>Multipart Configuration Handling (Bug 2870)</text:h>
      <text:p text:style-name="Body">There's no way to set multipart configurations for servlets. As such there's no way to use the Servlet 3.0 file upload API.</text:p>
      <text:p text:style-name="Body">The Servlet 3.0 way of doing this would have been:</text:p>
      <text:p text:style-name="P5">A) using the @MultipartConfig annotation: <text:a xlink:type="simple" xlink:href="https://docs.oracle.com/javaee/6/api/javax/servlet/annotation/MultipartConfig.html" text:style-name="Internet_20_link" text:visited-style-name="Visited_20_Internet_20_Link">https://docs.oracle.com/javaee/6/api/javax/servlet/annotation/MultipartConfig.html</text:a></text:p>
      <text:p text:style-name="Body">b) using the web.xml and providing a sub element multipart-config.</text:p>
      <text:p text:style-name="P5"><text:s text:c="4"/>&lt;servlet&gt;<text:line-break/> <text:s text:c="7"/>&lt;servlet-name&gt;StudentRegistrationUsn&lt;/servlet-name&gt;<text:line-break/> <text:s text:c="7"/>&lt;multipart-config&gt;<text:line-break/> <text:s text:c="11"/>&lt;max-file-size&gt;10485760&lt;/max-file-size&gt;<text:line-break/> <text:s text:c="11"/>&lt;max-request-size&gt;20971520&lt;/max-request-size&gt;<text:line-break/> <text:s text:c="11"/>&lt;file-size-threshold&gt;5242880&lt;/file-size-threshold&gt;<text:line-break/> <text:s text:c="7"/>&lt;/multipart-config&gt;<text:line-break/> <text:s text:c="3"/>&lt;/servlet&gt;</text:p>
      <text:p text:style-name="Body"/>
      <text:h text:style-name="Heading_20_2" text:outline-level="2">Support Servlets without a pattern (Bug 2897)</text:h>
      <text:p text:style-name="Body">Version 1.0 of the Http Whiteboard Specification requires that a registered servlet has pattern. However the servlet spec allows to register named servlets which can be targeted by “named dispatching” and these servlets might be registered without a pattern.</text:p>
      <text:p text:style-name="Body"/>
      <text:p text:style-name="Body"/>
      <text:h text:style-name="P42" text:outline-level="1">Requirements</text:h>
      <text:p text:style-name="Body">HW-0010 - Provide a way to register servlets, filters, listeners, and resources through the whiteboard service with the Http Service.</text:p>
      <text:p text:style-name="Body">HW-0020 - Provide a mechanism to share logic between ServletContextHelpers.</text:p>
      <text:p text:style-name="Body">HW-0030 - Provide a mechanism to configure servlets for file upload.</text:p>
      <text:p text:style-name="Body">HW-0040 - Allow to register servlets with just a name (and no patterns)</text:p>
      <text:p text:style-name="P11">HW-0050 – Provide a mechanism to provide an alternative logger for logging through ServletContext.</text:p>
      <text:p text:style-name="P2"/>
      <text:h text:style-name="P42" text:outline-level="1"><text:soft-page-break/>Technical Solution</text:h>
      <text:h text:style-name="Heading_20_2" text:outline-level="2">Whiteboard Services and Http Service</text:h>
      <text:p text:style-name="Body">As the Http Whiteboard Specification does not specify if and how Http Contexts managed by the Http Service are registered as ServletContextHelper services, there is currently no way for a whiteboard service to target these. When a servlet or resource is registered with the Http Service, it is either registered with the default Http Context or with a provided one. These objects have no way to identify them for example via a name or a path.</text:p>
      <text:p text:style-name="Body">A whiteboard service which should be registered with an Http Context from the Http Service can target this by filtering for ServletContextHelper services having the service registration property <text:bookmark text:name="comment_text_3"/><text:span text:style-name="T6">osgi.http.whiteboard.context.httpservice</text:span>. The value for this property is not further specified.</text:p>
      <text:p text:style-name="Body">The following example registers a servlet filter for all servlets managed by the Http Service:</text:p>
      <text:p text:style-name="P27"><text:span text:style-name="Default_20_Paragraph_20_Font"><text:span text:style-name="T6">@Component(service = </text:span></text:span><text:span text:style-name="Default_20_Paragraph_20_Font"><text:span text:style-name="T7">Filter</text:span></text:span><text:span text:style-name="Default_20_Paragraph_20_Font"><text:span text:style-name="T12">.</text:span></text:span><text:span text:style-name="Default_20_Paragraph_20_Font"><text:span text:style-name="T10">class</text:span></text:span><text:span text:style-name="Default_20_Paragraph_20_Font"><text:span text:style-name="T7">,</text:span></text:span><text:span text:style-name="Default_20_Paragraph_20_Font"><text:span text:style-name="T6"> </text:span></text:span><text:span text:style-name="Default_20_Paragraph_20_Font"><text:span text:style-name="T18">scope=ServiceScope.PROTOTYPE,</text:span></text:span></text:p>
      <text:p text:style-name="P33"><text:span text:style-name="Default_20_Paragraph_20_Font"><text:span text:style-name="T6"><text:s text:c="3"/>property={</text:span></text:span></text:p>
      <text:p text:style-name="P33"><text:span text:style-name="Default_20_Paragraph_20_Font"><text:span text:style-name="T6"><text:s text:c="5"/>"osgi.http.whiteboard.filter.pattern=/",</text:span></text:span></text:p>
      <text:p text:style-name="P33"><text:span text:style-name="Default_20_Paragraph_20_Font"><text:span text:style-name="T6"><text:s text:c="5"/>"osgi.http.whiteboard.context.</text:span></text:span><text:span text:style-name="Default_20_Paragraph_20_Font"><text:span text:style-name="T9">select=" +<text:line-break/> <text:s text:c="11"/>"(osgi.http.whiteboard.context.httpservice=*)"</text:span></text:span><text:span text:style-name="Default_20_Paragraph_20_Font"><text:span text:style-name="T6">})<text:line-break/></text:span></text:span><text:span text:style-name="Default_20_Paragraph_20_Font"><text:span text:style-name="T10">public</text:span></text:span><text:span text:style-name="Default_20_Paragraph_20_Font"><text:span text:style-name="T12"> </text:span></text:span><text:span text:style-name="Default_20_Paragraph_20_Font"><text:span text:style-name="T10">class</text:span></text:span><text:span text:style-name="Default_20_Paragraph_20_Font"><text:span text:style-name="T12"> MyFilter </text:span></text:span><text:span text:style-name="Default_20_Paragraph_20_Font"><text:span text:style-name="T10">implements</text:span></text:span><text:span text:style-name="Default_20_Paragraph_20_Font"><text:span text:style-name="T12"> Filter</text:span></text:span></text:p>
      <text:p text:style-name="Body">It is up to the implementation on how the ServletContextHelper services for the Http Context are handled. It is not required that these are actually registered with the service registry, the matching might be done internally by the implementation. As the above filter might match more than one ServletContextHelper, it should be registered with the prototype scope as outlined in the Http Whiteboard Specification.</text:p>
      <text:p text:style-name="Body">In the same way, servlets, resources, error pages and listeners can be associated with the Http Contexts managed by the Http Service. However for servlets and resources additional special rules apply: the Http Service defines that the servlets and resources share a single namespace and the first registration for a pattern wins. In contrast the Http Whiteboard specification defines that the servlet or resource with the highest ranking wins. To not break the contract of the Http Service, for the Http Contexts representing the space of the Http Service, the rule of the Http Service Specification is enforced: if there is already a servlet or resource for a pattern, this one is continued to be used. The whiteboard service is ignored. This should be logged as a warning with the log service if available. Likewise if a servlet or resource is unregistered from these contexts, other whiteboard services with the same pattern that have previously being ignored are not registered automatically. Any servlet or resource appearing later in time might be registered.</text:p>
      <text:p text:style-name="Body">Question (CZ): Is the special casing worth it? The only other option is to not support servlets or resources – which is another special case. We have the use case for registering whiteboard servlets with the Http Service.</text:p>
      <text:p text:style-name="Body"/>
      <text:h text:style-name="Heading_20_2" text:outline-level="2">Request Preprocessing</text:h>
      <text:p text:style-name="Body"><text:span text:style-name="T21">A new service interface Preprocessor allows to register services using a whiteboard pattern. Services of this type are always run before request dispatching is performed. If there are several services of this type, they are run in order of there service ranking, the one with the highest ranking is used first. </text:span><text:span text:style-name="T22">In the case of a service ranking </text:span><text:span text:style-name="T24">tie, the servlet filter with the lowest service.id is processed first.</text:span></text:p>
      <text:p text:style-name="P10">The service interface is modeled after the Servlet Filter interface:</text:p>
      <text:p text:style-name="P29">@ConsumerType</text:p>
      <text:p text:style-name="P35"><text:span text:style-name="T25">public</text:span><text:span text:style-name="T11"> </text:span><text:span text:style-name="T25">interface</text:span><text:span text:style-name="T11"> Preprocessor {</text:span></text:p>
      <text:p text:style-name="P34"><text:soft-page-break/><text:s text:c="4"/></text:p>
      <text:p text:style-name="P35"><text:span text:style-name="T11"><text:s text:c="4"/></text:span><text:span text:style-name="T25">public</text:span><text:span text:style-name="T11"> </text:span><text:span text:style-name="T25">void</text:span><text:span text:style-name="T11"> doFilter(ServletRequest </text:span><text:span text:style-name="T27">request</text:span><text:span text:style-name="T11">, ServletResponse </text:span><text:span text:style-name="T27">response</text:span><text:span text:style-name="T11">,</text:span></text:p>
      <text:p text:style-name="P35"><text:span text:style-name="T11"><text:s text:c="16"/></text:span><text:span text:style-name="T14">PreprocessorChain</text:span><text:span text:style-name="T11"> </text:span><text:span text:style-name="T27">chain</text:span><text:span text:style-name="T11">)</text:span></text:p>
      <text:p text:style-name="P35"><text:span text:style-name="T11"><text:s text:c="4"/></text:span><text:span text:style-name="T25">throws</text:span><text:span text:style-name="T11"> IOException, ServletException;</text:span></text:p>
      <text:p text:style-name="P34">}</text:p>
      <text:p text:style-name="P8">The passed in chain can be used to invoke the next preprocessor in the chain, or if the end of that chain is reached to start dispatching of the request. A preprocessor might decide to terminate the processing and directly generate a response.</text:p>
      <text:h text:style-name="Heading_20_2" text:outline-level="2">Multipart Configuration Handling</text:h>
      <text:p text:style-name="P12"><text:change-start text:change-id="ct39928560"/><text:span text:style-name="T28">Support for multipart configuration handling is requested by setting the </text:span><text:span text:style-name="T19">osgi.http.whiteboard.servlet.multipartEnabled</text:span><text:span text:style-name="T28"> equal to </text:span><text:span text:style-name="T19">true</text:span><text:span text:style-name="T28"> for servlets or </text:span><text:span text:style-name="T19">osgi.http.whiteboard.filter.multipartEnabled</text:span><text:span text:style-name="T28"> equal to </text:span><text:span text:style-name="T19">true</text:span><text:span text:style-name="T28"> for filters.</text:span></text:p>
      <text:p text:style-name="P12"><text:span text:style-name="T28">???? An Http Service which does not support multipart configuration should reject such servlets and create a </text:span><text:span text:style-name="T18">FailedServletDTO</text:span><text:span text:style-name="T28"> who’s </text:span><text:span text:style-name="T19">failureReason</text:span><text:span text:style-name="T28"> field is set to</text:span><text:change-end text:change-id="ct39928560"/><text:change-start text:change-id="ct39930368"/><text:span text:style-name="T28"> </text:span><text:span text:style-name="T17">DTOConstants.</text:span><text:span text:style-name="T33">FAILURE_REASON_</text:span><text:span text:style-name="T34">MULTIPART_NOT_SUPORTED</text:span><text:change-end text:change-id="ct39930368"/><text:change-start text:change-id="ct39250112"/><text:span text:style-name="T28">:<text:line-break/></text:span></text:p>
      <text:p text:style-name="P36"><text:span text:style-name="T15"><text:tab/></text:span><text:span text:style-name="T29">/**</text:span></text:p>
      <text:p text:style-name="P37"><text:span text:style-name="T29"><text:tab/> * The service is not registered </text:span><text:span text:style-name="T30">as multipart support is not provided by the <text:s text:c="3"/></text:span></text:p>
      <text:p text:style-name="P37"><text:span text:style-name="T30"><text:tab/> * http service</text:span><text:span text:style-name="T29">.</text:span></text:p>
      <text:p text:style-name="P38"><text:tab/> */</text:p>
      <text:p text:style-name="P36"><text:span text:style-name="T15"><text:tab/></text:span><text:span text:style-name="T26">public</text:span><text:span text:style-name="T15"> </text:span><text:span text:style-name="T26">static</text:span><text:span text:style-name="T15"> </text:span><text:span text:style-name="T26">final</text:span><text:span text:style-name="T15"> </text:span><text:span text:style-name="T26">int</text:span><text:span text:style-name="T15"><text:tab/></text:span><text:span text:style-name="T31">FAILURE_REASON_</text:span><text:span text:style-name="T32">MULTIPART_NOT_SUPORTED</text:span><text:span text:style-name="T15"><text:tab/><text:tab/>= </text:span><text:span text:style-name="T16">8</text:span><text:span text:style-name="T15">;</text:span></text:p>
      <text:p text:style-name="P31"><text:change-end text:change-id="ct39250112"/><text:change-start text:change-id="ct39271376"/></text:p>
      <text:p text:style-name="P26"><text:change-end text:change-id="ct39271376"/><text:change-start text:change-id="ct39253152"/>Multipart configuration <text:change-end text:change-id="ct39253152"/><text:change-start text:change-id="ct39266176"/><text:span text:style-name="T35">can be</text:span><text:change-end text:change-id="ct39266176"/><text:change-start text:change-id="ct39268048"/><text:span text:style-name="T35"> refined with</text:span><text:change-end text:change-id="ct39268048"/><text:change-start text:change-id="ct39270912"/><text:span text:style-name="T35"> the following properties:</text:span><text:change-end text:change-id="ct39270912"/><text:change-start text:change-id="ct39259520"/><text:span text:style-name="T35"><text:line-break/></text:span><text:change-end text:change-id="ct39259520"/><text:change-start text:change-id="ct39269488"/></text:p>
      <text:list xml:id="list3511457409631837297" text:style-name="L1">
        <text:list-item>
          <text:p text:style-name="P50"><text:change-end text:change-id="ct39269488"/><text:change-start text:change-id="ct39277456"/><text:span text:style-name="T19">osgi.http.whiteboard.filter.multipart.</text:span><text:change-end text:change-id="ct39277456"/><text:change-start text:change-id="ct39947024"/>location<text:span text:style-name="T20"> (String)</text:span></text:p>
        </text:list-item>
        <text:list-item>
          <text:p text:style-name="P50"><text:span text:style-name="T19">osgi.http.whiteboard.filter.multipart.</text:span>max<text:span text:style-name="T36">F</text:span>ile<text:span text:style-name="T36">S</text:span>ize<text:span text:style-name="T20"> </text:span><text:span text:style-name="T23">(long)</text:span></text:p>
        </text:list-item>
        <text:list-item>
          <text:p text:style-name="P50"><text:span text:style-name="T19">osgi.http.whiteboard.filter.multipart.</text:span>max<text:span text:style-name="T36">R</text:span>equest<text:span text:style-name="T36">S</text:span>ize<text:span text:style-name="T20"> </text:span><text:span text:style-name="T23">(long)</text:span></text:p>
        </text:list-item>
        <text:list-item>
          <text:p text:style-name="P50"><text:span text:style-name="T19">osgi.http.whiteboard.filter.multipart.</text:span>file<text:span text:style-name="T36">S</text:span>ize<text:span text:style-name="T36">T</text:span>hreshold<text:span text:style-name="T20"> </text:span><text:span text:style-name="T23">(int)</text:span><text:change-end text:change-id="ct39947024"/><text:change-start text:change-id="ct39947728"/></text:p>
        </text:list-item>
      </text:list>
      <text:p text:style-name="P51"><text:change-end text:change-id="ct39947728"/><text:change-start text:change-id="ct37920928"/></text:p>
      <text:p text:style-name="P41">???? <text:change-end text:change-id="ct37920928"/><text:change-start text:change-id="ct39928784"/><text:span text:style-name="T37">It may not be possible for implementations to support</text:span><text:change-end text:change-id="ct39928784"/><text:change-start text:change-id="ct38827344"/><text:span text:style-name="T37"> the find grained configuration.</text:span><text:change-end text:change-id="ct38827344"/><text:change-start text:change-id="ct50014368"/><text:span text:style-name="T37"> So how should we spec this?</text:span><text:change-end text:change-id="ct50014368"/></text:p>
      <text:h text:style-name="P45" text:outline-level="2">Support Servlets without a pattern</text:h>
      <text:p text:style-name="Body">The requirements for a whiteboard servlet in section 140.4 is changed from requiring a configured pattern using the property<text:span text:style-name="T7"> </text:span><text:span text:style-name="T8">osgi.http.whiteboard.servlet.pattern.</text:span> The servlet must have at least one valid value for one of these properties:</text:p>
      <text:list xml:id="list2055890587510269384" text:style-name="L2">
        <text:list-item>
          <text:p text:style-name="P47">osgi.http.whiteboard.servlet.pattern</text:p>
        </text:list-item>
        <text:list-item>
          <text:p text:style-name="P47">osgi.http.whiteboard.servlet.name</text:p>
        </text:list-item>
        <text:list-item>
          <text:p text:style-name="P47">osgi.http.whiteboard.servlet.errorPage</text:p>
        </text:list-item>
      </text:list>
      <text:h text:style-name="Heading_20_2" text:outline-level="2">Capabilities</text:h>
      <text:p text:style-name="P6">The Http Service implementation bundle must provide the osgi.implementation capability with name osgi.httpservice. This capability can be used by provisioning tools and during resolution to ensure that a Http Service is present. The capability must also declare a uses constraint for the org.osgi.service.http and servlet api packages and provide the version of this specification:</text:p>
      <text:p text:style-name="P9"><text:soft-page-break/>Provide-Capability: osgi.implementation;<text:line-break/> <text:s text:c="19"/>osgi.implementation="osgi.httpservice";<text:line-break/> <text:s text:c="19"/>uses:="<text:span text:style-name="T13">org.osgi.service.http,javax.servlet,javax.servlet.http</text:span>";<text:line-break/> <text:s text:c="19"/>version:Version="1.3"</text:p>
      <text:p text:style-name="P7">This capability must follow the rules defined for the osgi.implementation Namespace.</text:p>
      <text:p text:style-name="P24">The bundle providing the Http Service must provide a capability in the osgi.service namespace representing this service. This capability must also declare a uses constraint for the org.osgi.service.http and the servlet api packages:</text:p>
      <text:p text:style-name="P24"/>
      <text:p text:style-name="P28">Provide-Capability: osgi.service;</text:p>
      <text:p text:style-name="P28"><text:s text:c="20"/>objectClass:List&lt;String&gt;="org.osgi.service.http.HttpService";</text:p>
      <text:p text:style-name="P28"><text:s text:c="20"/>uses:="<text:span text:style-name="T13">org.osgi.service.http,javax.servlet,javax.servlet.http</text:span>"</text:p>
      <text:p text:style-name="P25"/>
      <text:p text:style-name="P30">This capability must follow the rules defined for the osgi.service Namespace.</text:p>
      <text:p text:style-name="P30"/>
      <text:h text:style-name="Heading_20_2" text:outline-level="2">Support for ServletContext logging</text:h>
      <text:p text:style-name="P11">If a web component calls one of the various log() methods on the <text:span text:style-name="T6">ServletContext</text:span>, the logging is done through the implementation of the Http Whiteboard which might defer to the logging of the application server in bridged mode. In some cases its useful to log these log statements within the context of the web application. </text:p>
      <text:p text:style-name="P11">A new method <text:span text:style-name="T6">boolean log(String, Throwable)</text:span> is added to the <text:span text:style-name="T6">ServletContextHelper</text:span>. The default implementation does nothing and returns <text:span text:style-name="T6">false</text:span>.</text:p>
      <text:p text:style-name="P11">The implementation of the ServletContext#log methods - provided by the Http Whiteboard implementation – first calls the above log method of the ServletContextHelper. If it returns false, it continues with logging through the currently available mechanism. If it returns true, this means the ServletContextHelper took care of logging, and the Http Whiteboard implementation does not log that statement anymore.</text:p>
      <text:h text:style-name="P46" text:outline-level="2" text:is-list-header="true"/>
      <text:h text:style-name="P42" text:outline-level="1">Data Transfer Objects</text:h>
      <text:p text:style-name="P13">RFC 185 defines Data Transfer Objects as a generic means for management solutions to interact with runtime entities in an OSGi Framework. DTOs provides a common, easily serializable representation of the technology.</text:p>
      <text:p text:style-name="P13">For all new functionality added to the OSGi Framework the question should be asked: would this feature benefit from a DTO? The expectation is that in most cases it would.</text:p>
      <text:p text:style-name="P13">The DTOs for the design in this RFC should be described here and if there are no DTOs being defined an explanation should be given explaining why this is not applicable in this case.</text:p>
      <text:p text:style-name="P13">This section is optional and could also be provided in a separate RFC.</text:p>
      <text:h text:style-name="P42" text:outline-level="1"><text:soft-page-break/>Javadoc</text:h>
      <text:p text:style-name="P14"><text:span text:style-name="T3">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1">https://www.osgi.org/members/RFC/Javadoc</text:span></text:a><text:span text:style-name="T3"> </text:span></text:p>
      <text:h text:style-name="P42" text:outline-level="1">Considered Alternatives</text:h>
      <text:h text:style-name="P42" text:outline-level="1">Security Considerations</text:h>
      <text:p text:style-name="P3">Description of all known vulnerabilities this may either introduce or address as well as scenarios of how the weaknesses could be circumvented.</text:p>
      <text:h text:style-name="P42" text:outline-level="1">Document Support</text:h>
      <text:h text:style-name="P44" text:outline-level="2">References</text:h>
      <text:list xml:id="list7622341988155563664" text:style-name="WW8Num3">
        <text:list-item>
          <text:p text:style-name="P49"><text:bookmark-start text:name="_Ref493020620"/>Bradner, S., Key words for use in RFCs to Indicate Requirement Levels, RFC2119, March 1997.<text:bookmark-end text:name="_Ref493020620"/></text:p>
        </text:list-item>
        <text:list-item>
          <text:p text:style-name="P49">Software Requirements &amp; Specifications. Michael Jackson. ISBN 0-201-87712-0</text:p>
        </text:list-item>
      </text:list>
      <text:h text:style-name="P44" text:outline-level="2">Author’s Address</text:h>
      <text:p text:style-name="P2"/>
      <table:table table:name="Table2" table:style-name="Table2">
        <table:table-column table:style-name="Table2.A"/>
        <table:table-column table:style-name="Table2.B"/>
        <table:table-row table:style-name="Table2.1">
          <table:table-cell table:style-name="Table2.A1" office:value-type="string">
            <text:p text:style-name="P16">Name</text:p>
          </table:table-cell>
          <table:table-cell table:style-name="Table2.B1" office:value-type="string">
            <text:p text:style-name="P16">Carsten Ziegeler</text:p>
          </table:table-cell>
        </table:table-row>
        <table:table-row table:style-name="Table2.1">
          <table:table-cell table:style-name="Table2.A1" office:value-type="string">
            <text:p text:style-name="P16">Company</text:p>
          </table:table-cell>
          <table:table-cell table:style-name="Table2.B1" office:value-type="string">
            <text:p text:style-name="P16">Adobe Systems Incorporated</text:p>
          </table:table-cell>
        </table:table-row>
      </table:table>
      <text:p text:style-name="P2"/>
      <text:h text:style-name="P44" text:outline-level="2"><text:soft-page-break/>Acronyms and Abbreviations</text:h>
      <text:p text:style-name="P2"/>
      <text:h text:style-name="P44" text:outline-level="2">End of Document</text:h>
      <text:p text:style-name="P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 Ð'4BWÿ" svg:font-family=" Ð'4BWÿ"/>
    <style:font-face style:name=" Ð'A8Vÿ" svg:font-family=" Ð'A8Vÿ"/>
    <style:font-face style:name=" ×Zÿ" svg:font-family=" ×Zÿ"/>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09">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0"><draw:image xlink:href="Pictures/1000020100000427000001D8206BBB5DEC1E9322.png" xlink:type="simple" xlink:show="embed" xlink:actuate="onLoad"/></draw:frame><text:tab/><text:user-defined style:data-style-name="N0" text:name="RFC Title">RFC 223: Http Whiteboard Updates</text:user-defined><text:tab/>Page <text:page-number text:select-page="current">11</text:page-number> of <text:page-count style:num-format="1">11</text:page-count></text:p>
        <text:p text:style-name="Header"/>
        <text:p text:style-name="Header"><text:tab/>Draft<text:tab/> <text:modification-date style:data-style-name="N76">June 28, 2016</text:modification-date></text:p>
      </style:header>
      <style:footer>
        <text:p text:style-name="Footer">Copyright © OSGi Alliance <text:modification-date style:data-style-name="N109">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9">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meta:creation-date>2016-04-12T16:25:37</meta:creation-date>
    <meta:editing-cycles>61</meta:editing-cycles>
    <meta:editing-duration>P2DT6H17M17S</meta:editing-duration>
    <meta:initial-creator>BJ Hargrave</meta:initial-creator>
    <dc:date>2016-06-28T10:17:24.099310339</dc:date>
    <dc:creator>Raymond Augé</dc:creator>
    <meta:document-statistic meta:table-count="2" meta:image-count="2" meta:object-count="0" meta:page-count="11" meta:paragraph-count="168" meta:word-count="2838" meta:character-count="19677" meta:non-whitespace-character-count="16782"/>
    <meta:user-defined meta:name="Info"/>
    <meta:user-defined meta:name="Info 3"/>
    <meta:user-defined meta:name="Info 4"/>
    <meta:user-defined meta:name="RFC Title">RFC 223: Http Whiteboard Updates</meta:user-defined>
  </office:meta>
</office:document-meta>
</file>